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str(simulated_unit)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18:03.295313319</dc:date>
    <meta:editing-duration>P7DT20H39M2S</meta:editing-duration>
    <meta:editing-cycles>872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51" meta:character-count="2143" meta:non-whitespace-character-count="1942"/>
    <meta:user-defined meta:name="Info 1"/>
    <meta:user-defined meta:name="Info 2"/>
    <meta:user-defined meta:name="Info 3"/>
    <meta:user-defined meta:name="Info 4"/>
  </office:meta>
</office:document-meta>
</file>